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-FLEX Type B1" svg:font-family="'T-FLEX Type B'" style:font-adornments="Normal"/>
    <style:font-face style:name="T-FLEX Type B" svg:font-family="'T-FLEX Type B'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0.1543in"/>
    </style:style>
    <style:style style:name="co3" style:family="table-column">
      <style:table-column-properties fo:break-before="auto" style:column-width="0.0992in"/>
    </style:style>
    <style:style style:name="co4" style:family="table-column">
      <style:table-column-properties fo:break-before="auto" style:column-width="0.05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047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2189in" fo:break-before="page" style:use-optimal-row-height="fals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PageStyle_5f_МОКВ">
      <style:table-properties table:display="true" style:writing-mode="lr-tb"/>
    </style:style>
    <style:style style:name="ta2" style:family="table" style:master-page-name="PageStyle_5f_Дополнительный_20_лист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2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font-name="T-FLEX Type B" fo:font-style="italic" style:font-style-asian="italic" style:font-style-complex="italic"/>
    </style:style>
    <style:style style:name="ce3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4" style:family="table-cell" style:parent-style-name="Default" style:data-style-name="N100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style:font-name="T-FLEX Type B" fo:font-style="italic" style:font-style-asian="italic" style:font-style-complex="italic"/>
    </style:style>
    <style:style style:name="ce5" style:family="table-cell" style:parent-style-name="Default" style:data-style-name="N100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6" style:family="table-cell" style:parent-style-name="Default" style:data-style-name="N100">
      <style:table-cell-properties fo:padding="0.028in"/>
      <style:text-properties style:font-name="T-FLEX Type B" fo:font-style="italic" style:font-style-asian="italic" style:font-style-complex="italic"/>
    </style:style>
    <style:style style:name="ce7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0.06pt solid #000000" style:rotation-align="none" fo:border-top="0.06pt solid #000000"/>
      <style:text-properties style:font-name="T-FLEX Type B" fo:font-style="italic" style:font-style-asian="italic" style:font-style-complex="italic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9" style:family="table-cell" style:parent-style-name="Default" style:data-style-name="N100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1" style:family="table-cell" style:parent-style-name="Default" style:data-style-name="N100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2" style:family="table-cell" style:parent-style-name="Default" style:data-style-name="N100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14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none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5" style:family="table-cell" style:parent-style-name="Default" style:data-style-name="N100">
      <style:table-cell-properties fo:border-bottom="0.06pt solid #000000" style:diagonal-bl-tr="none" style:diagonal-tl-br="none" fo:border-left="0.06pt solid #000000" fo:padding="0.028in" fo:border-right="none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none" style:rotation-align="none" fo:border-top="0.06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" style:family="table-cell" style:parent-style-name="Default" style:data-style-name="N100">
      <style:table-cell-properties fo:border-bottom="0.06pt solid #000000" style:diagonal-bl-tr="none" style:diagonal-tl-br="none" fo:border-left="0.06pt solid #000000" fo:padding="0.028in" fo:border-right="none" style:rotation-align="none" fo:border-top="0.06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8" style:family="table-cell" style:parent-style-name="Default" style:data-style-name="N100">
      <style:table-cell-properties fo:border-bottom="none" style:diagonal-bl-tr="none" style:diagonal-tl-br="none" fo:border-left="none" fo:padding="0.028in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19" style:family="table-cell" style:parent-style-name="Default" style:data-style-name="N100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20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none" style:rotation-align="none" fo:border-top="none"/>
      <style:text-properties style:font-name="T-FLEX Type B" fo:font-style="italic" style:font-style-asian="italic" style:font-style-complex="italic"/>
    </style:style>
    <style:style style:name="ce21" style:family="table-cell" style:parent-style-name="Default" style:data-style-name="N100">
      <style:table-cell-properties fo:border-bottom="0.06pt solid #000000" style:diagonal-bl-tr="none" style:diagonal-tl-br="none" fo:border-left="0.06pt solid #000000" fo:padding="0.028in" fo:border-right="none" style:rotation-align="none" fo:border-top="none"/>
      <style:text-properties style:font-name="T-FLEX Type B" fo:font-style="italic" style:font-style-asian="italic" style:font-style-complex="italic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in" style:rotation-angle="90" style:rotation-align="bottom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in" fo:border-right="0.06pt solid #000000" style:rotation-angle="90" style:rotation-align="bottom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font-name="T-FLEX Type B" fo:font-size="9pt" fo:font-style="italic" style:font-size-asian="9pt" style:font-style-asian="italic" style:font-size-complex="9pt" style:font-style-complex="italic"/>
    </style:style>
    <style:style style:name="ce2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in" fo:border-right="0.06pt solid #000000" style:rotation-angle="90" style:rotation-align="bottom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font-name="T-FLEX Type B"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0.06pt solid #000000" style:rotation-align="none" fo:border-top="0.06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in" fo:border-right="0.06pt solid #000000" style:rotation-angle="90" style:rotation-align="bottom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28" style:family="table-cell" style:parent-style-name="Default" style:data-style-name="N100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29" style:family="table-cell" style:parent-style-name="Default" style:data-style-name="N100">
      <style:table-cell-properties fo:border-bottom="0.06pt solid #000000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31" style:family="table-cell" style:parent-style-name="Default" style:data-style-name="N100">
      <style:table-cell-properties fo:border-bottom="0.06pt solid #000000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32" style:family="table-cell" style:parent-style-name="Default" style:data-style-name="N100">
      <style:table-cell-properties fo:border-bottom="0.06pt solid #000000" style:diagonal-bl-tr="none" style:diagonal-tl-br="none" fo:border-left="none" fo:padding="0.028in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33" style:family="table-cell" style:parent-style-name="Default" style:data-style-name="N100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34" style:family="table-cell" style:parent-style-name="Default" style:data-style-name="N100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35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37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bold" style:font-size-asian="9pt" style:font-style-asian="italic" style:font-weight-asian="bold" style:font-name-complex="Arial Cyr1" style:font-size-complex="9pt" style:font-style-complex="italic" style:font-weight-complex="bold"/>
    </style:style>
    <style:style style:name="ce3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bold" style:font-size-asian="16pt" style:font-style-asian="italic" style:font-weight-asian="bold" style:font-name-complex="Arial Cyr1" style:font-size-complex="16pt" style:font-style-complex="italic" style:font-weight-complex="bold"/>
    </style:style>
    <style:style style:name="ce46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none" style:rotation-align="none" fo:border-top="0.06pt solid #000000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7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none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1" style:family="table-cell" style:parent-style-name="Default" style:data-style-name="N100">
      <style:table-cell-properties fo:border-bottom="0.06pt solid #000000" style:diagonal-bl-tr="none" style:diagonal-tl-br="none" fo:border-left="0.06pt solid #000000" fo:padding="0.028in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5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4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5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5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fo:border-left="none" fo:padding="0.028in" fo:border-right="0.06pt solid #000000" style:rotation-align="none" fo:border-top="0.06pt solid #000000"/>
      <style:text-properties style:font-name="T-FLEX Type B" fo:font-style="italic" style:font-style-asian="italic" style:font-style-complex="italic"/>
    </style:style>
    <style:style style:name="ce6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bold" style:font-size-asian="16pt" style:font-style-asian="italic" style:font-weight-asian="bold" style:font-name-complex="Arial Cyr1" style:font-size-complex="16pt" style:font-style-complex="italic" style:font-weight-complex="bold"/>
    </style:style>
    <style:style style:name="ce63" style:family="table-cell" style:parent-style-name="Default" style:data-style-name="N100">
      <style:table-cell-properties fo:border-bottom="none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7" style:family="table-cell" style:parent-style-name="Default" style:data-style-name="N100">
      <style:table-cell-properties fo:border-bottom="0.06pt solid #000000" style:diagonal-bl-tr="none" style:diagonal-tl-br="none" fo:border-left="none" fo:padding="0.028in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6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6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7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7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28in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8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8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8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99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8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8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85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8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8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0" style:family="table-cell" style:parent-style-name="Default" style:data-style-name="N100">
      <style:table-cell-properties fo:border-bottom="0.06pt solid #000000" style:diagonal-bl-tr="none" style:diagonal-tl-br="none" fo:border-left="none" fo:padding="0.028in" fo:border-right="0.06pt solid #000000" style:rotation-align="none" fo:border-top="0.06pt solid #000000"/>
      <style:text-properties style:font-name="T-FLEX Type B" fo:font-style="italic" style:font-style-asian="italic" style:font-style-complex="italic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92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9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6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9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0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0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02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0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10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05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0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0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0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bold" style:font-size-asian="16pt" style:font-style-asian="italic" style:font-weight-asian="bold" style:font-name-complex="Arial Cyr1" style:font-size-complex="16pt" style:font-style-complex="italic" style:font-weight-complex="bold"/>
    </style:style>
    <style:style style:name="ce10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1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normal" style:font-size-asian="16pt" style:font-style-asian="italic" style:font-weight-asian="normal" style:font-name-complex="Arial Cyr1" style:font-size-complex="16pt" style:font-style-complex="italic" style:font-weight-complex="normal"/>
    </style:style>
    <style:style style:name="ce11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4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5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1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22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25" style:family="table-cell" style:parent-style-name="Default" style:data-style-name="N100">
      <style:table-cell-properties fo:border-bottom="none" style:diagonal-bl-tr="none" style:diagonal-tl-br="none" fo:border-left="none" fo:padding="0.028in" fo:border-right="0.99pt solid #000000" style:rotation-align="none" fo:border-top="0.06pt solid #000000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26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T-FLEX Type B" fo:font-size="13pt" fo:font-style="italic" fo:text-shadow="none" style:text-underline-style="none" fo:font-weight="normal" style:font-size-asian="13pt" style:font-style-asian="italic" style:font-weight-asian="normal" style:font-name-complex="Arial Cyr" style:font-size-complex="13pt" style:font-style-complex="italic" style:font-weight-complex="normal"/>
    </style:style>
    <style:style style:name="ce12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name-asian="Microsoft YaHei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2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2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45" style:family="table-cell" style:parent-style-name="Default" style:data-style-name="N100">
      <style:table-cell-properties style:diagonal-bl-tr="none" style:diagonal-tl-br="none" style:text-align-source="fix" style:repeat-content="false" fo:border="0.06pt solid #000000" fo:padding="0.028in" style:rotation-align="none" style:vertical-align="middle"/>
      <style:paragraph-properties fo:text-align="start" fo:margin-left="0in"/>
      <style:text-properties style:font-name="T-FLEX Type B" fo:font-style="italic" style:font-style-asian="italic" style:font-style-complex="italic"/>
    </style:style>
    <style:style style:name="ce1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.139in" style:writing-mode="page"/>
      <style:text-properties style:font-name="T-FLEX Type B" fo:font-style="italic" style:font-style-asian="italic" style:font-style-complex="italic"/>
    </style:style>
    <style:style style:name="ce14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.139in" style:writing-mode="page"/>
      <style:text-properties style:font-name="T-FLEX Type B" fo:font-style="italic" style:font-style-asian="italic" style:font-style-complex="italic"/>
    </style:style>
    <style:style style:name="ce1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4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5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5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5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name-asian="Microsoft YaHei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.139in" style:writing-mode="page"/>
      <style:text-properties style:font-name="T-FLEX Type B" fo:font-style="italic" style:font-style-asian="italic" style:font-style-complex="italic"/>
    </style:style>
    <style:style style:name="ce15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58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5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6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6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6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6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7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3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none" style:rotation-align="none" fo:border-top="0.99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5" style:family="table-cell" style:parent-style-name="Default" style:data-style-name="N100">
      <style:table-cell-properties fo:border-bottom="none" style:diagonal-bl-tr="none" style:diagonal-tl-br="none" fo:border-left="none" fo:padding="0.028in" fo:border-right="none" style:rotation-align="none" fo:border-top="0.99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81" style:family="table-cell" style:parent-style-name="Default" style:data-style-name="N100">
      <style:table-cell-properties fo:border-bottom="none" style:diagonal-bl-tr="none" style:diagonal-tl-br="none" fo:border-left="none" fo:padding="0.028in" fo:border-right="0.06pt solid #000000" style:rotation-align="none" fo:border-top="0.99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82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8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84" style:family="table-cell" style:parent-style-name="Default">
      <style:text-properties style:font-name="T-FLEX Type B" fo:font-style="italic" style:font-style-asian="italic" style:font-style-complex="italic"/>
    </style:style>
    <style:style style:name="ce185" style:family="table-cell" style:parent-style-name="Default">
      <style:table-cell-properties fo:padding="0.028in"/>
    </style:style>
    <style:style style:name="T1" style:family="text">
      <style:text-properties style:font-name="T-FLEX Type B1"/>
    </style:style>
  </office:automatic-styles>
  <office:body>
    <office:spreadsheet>
      <table:calculation-settings table:case-sensitive="false" table:automatic-find-labels="false" table:use-regular-expressions="false"/>
      <table:table table:name="МОКВ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4" table:default-cell-style-name="ce6"/>
        <table:table-column table:style-name="co3" table:number-columns-repeated="72" table:default-cell-style-name="ce6"/>
        <table:table-column table:style-name="co3" table:visibility="collapse" table:number-columns-repeated="33" table:default-cell-style-name="ce6"/>
        <table:table-column table:style-name="co4" table:visibility="collapse" table:number-columns-repeated="101" table:default-cell-style-name="ce6"/>
        <table:table-column table:style-name="co5" table:visibility="collapse" table:number-columns-repeated="44" table:default-cell-style-name="ce6"/>
        <table:table-column table:style-name="co6" table:visibility="collapse" table:number-columns-repeated="2" table:default-cell-style-name="ce6"/>
        <table:table-column table:style-name="co6" table:number-columns-repeated="767" table:default-cell-style-name="ce184"/>
        <table:table-row table:style-name="ro1">
          <table:table-cell table:style-name="ce1"/>
          <table:table-cell table:style-name="ce2" table:number-columns-repeated="45"/>
          <table:table-cell table:style-name="ce2" office:value-type="string" calcext:value-type="string">
            <text:p><text:s text:c="15"/>ГОСТ 3.1118-82 <text:s text:c="6"/>форма 3</text:p>
          </table:table-cell>
          <table:table-cell table:style-name="ce2" table:number-columns-repeated="64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15"/>
          <table:table-cell table:style-name="ce61"/>
          <table:table-cell table:style-name="ce18" table:number-columns-repeated="22"/>
          <table:table-cell table:style-name="ce61"/>
          <table:table-cell table:style-name="ce142" table:number-columns-spanned="18" table:number-rows-spanned="2"/>
          <table:covered-table-cell table:number-columns-repeated="16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39"/>
          <table:table-cell table:style-name="ce28"/>
          <table:covered-table-cell table:style-name="ce139"/>
          <table:covered-table-cell table:number-columns-repeated="16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35" table:number-columns-spanned="13" table:number-rows-spanned="3"/>
          <table:covered-table-cell table:number-columns-repeated="11" table:style-name="ce52"/>
          <table:covered-table-cell table:style-name="ce112"/>
          <table:table-cell table:style-name="ce115" office:value-type="string" calcext:value-type="string" table:number-columns-spanned="23" table:number-rows-spanned="3">
            <text:p>Модуль вычислителя</text:p>
          </table:table-cell>
          <table:covered-table-cell table:number-columns-repeated="21" table:style-name="ce98"/>
          <table:covered-table-cell table:style-name="ce132"/>
          <table:table-cell table:style-name="ce137" office:value-type="string" calcext:value-type="string" table:number-columns-spanned="16" table:number-rows-spanned="3">
            <text:p>АПИВ.408835.004 СБ</text:p>
          </table:table-cell>
          <table:covered-table-cell table:number-columns-repeated="14" table:style-name="ce98"/>
          <table:covered-table-cell table:style-name="ce132"/>
          <table:table-cell table:style-name="ce154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covered-table-cell table:style-name="ce36"/>
          <table:covered-table-cell table:number-columns-repeated="11" table:style-name="ce53"/>
          <table:covered-table-cell table:style-name="ce113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4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covered-table-cell table:style-name="ce37"/>
          <table:covered-table-cell table:number-columns-repeated="11" table:style-name="ce54"/>
          <table:covered-table-cell table:style-name="ce114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38"/>
          <table:table-cell table:style-name="ce55" table:number-columns-repeated="3"/>
          <table:table-cell table:style-name="ce68"/>
          <table:table-cell table:style-name="ce74" table:number-columns-spanned="53" table:number-rows-spanned="2"/>
          <table:covered-table-cell table:number-columns-repeated="51" table:style-name="ce94"/>
          <table:covered-table-cell table:style-name="ce133"/>
          <table:table-cell table:style-name="ce55" table:number-columns-repeated="3"/>
          <table:table-cell table:style-name="ce117"/>
          <table:table-cell table:style-name="ce55" table:number-columns-repeated="3"/>
          <table:table-cell table:style-name="ce117"/>
          <table:table-cell table:style-name="ce55" table:number-columns-repeated="3"/>
          <table:table-cell table:style-name="ce117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39"/>
          <table:table-cell table:style-name="ce56" table:number-columns-repeated="4"/>
          <table:covered-table-cell table:number-columns-repeated="52" table:style-name="ce75"/>
          <table:covered-table-cell table:style-name="ce74"/>
          <table:table-cell table:style-name="ce56" table:number-columns-repeated="3"/>
          <table:table-cell table:style-name="ce140"/>
          <table:table-cell table:style-name="ce56" table:number-columns-repeated="3"/>
          <table:table-cell table:style-name="ce140"/>
          <table:table-cell table:style-name="ce56" table:number-columns-repeated="3"/>
          <table:table-cell table:style-name="ce14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2">
            <text:p>М01</text:p>
          </table:table-cell>
          <table:covered-table-cell table:number-columns-repeated="3" table:style-name="ce57"/>
          <table:covered-table-cell table:style-name="ce69"/>
          <table:table-cell table:style-name="ce76" table:formula="of:=[.$IV3]&amp;&quot; &quot;&amp;[.$IV4]&amp;&quot; &quot;&amp;[.$IV5]&amp;&quot; / &quot;&amp;[.$IV1]&amp;&quot; &quot;&amp;[.$IV2]" office:value-type="string" office:string-value="   /  " calcext:value-type="string" table:number-columns-spanned="65" table:number-rows-spanned="2">
            <text:p><text:s text:c="3"/>/ <text:s/></text:p>
          </table:table-cell>
          <table:covered-table-cell table:number-columns-repeated="63" table:style-name="ce95"/>
          <table:covered-table-cell table:style-name="ce177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covered-table-cell table:style-name="ce41"/>
          <table:covered-table-cell table:number-columns-repeated="3" table:style-name="ce58"/>
          <table:covered-table-cell table:style-name="ce70"/>
          <table:covered-table-cell table:style-name="ce77"/>
          <table:covered-table-cell table:number-columns-repeated="63" table:style-name="ce96"/>
          <table:covered-table-cell table:style-name="ce178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3">
            <text:p>М02</text:p>
          </table:table-cell>
          <table:covered-table-cell table:number-columns-repeated="3" table:style-name="ce57"/>
          <table:covered-table-cell table:style-name="ce69"/>
          <table:table-cell table:style-name="ce78" office:value-type="string" calcext:value-type="string" table:number-columns-spanned="13" table:number-rows-spanned="1">
            <text:p>Код</text:p>
          </table:table-cell>
          <table:covered-table-cell table:number-columns-repeated="11" table:style-name="ce97"/>
          <table:covered-table-cell table:style-name="ce68"/>
          <table:table-cell table:style-name="ce78" office:value-type="string" calcext:value-type="string" table:number-columns-spanned="4" table:number-rows-spanned="1">
            <text:p>ЕВ</text:p>
          </table:table-cell>
          <table:covered-table-cell table:number-columns-repeated="2" table:style-name="ce97"/>
          <table:covered-table-cell table:style-name="ce68"/>
          <table:table-cell table:style-name="ce78" office:value-type="string" calcext:value-type="string" table:number-columns-spanned="7" table:number-rows-spanned="1">
            <text:p>МД</text:p>
          </table:table-cell>
          <table:covered-table-cell table:number-columns-repeated="5" table:style-name="ce97"/>
          <table:covered-table-cell table:style-name="ce68"/>
          <table:table-cell table:style-name="ce78" office:value-type="string" calcext:value-type="string" table:number-columns-spanned="6" table:number-rows-spanned="1">
            <text:p>ЕН</text:p>
          </table:table-cell>
          <table:covered-table-cell table:number-columns-repeated="4" table:style-name="ce97"/>
          <table:covered-table-cell table:style-name="ce68"/>
          <table:table-cell table:style-name="ce135" office:value-type="string" calcext:value-type="string" table:number-columns-spanned="10" table:number-rows-spanned="1">
            <text:p>Н.расх.</text:p>
          </table:table-cell>
          <table:covered-table-cell table:number-columns-repeated="9" table:style-name="ce97"/>
          <table:table-cell table:style-name="ce148" office:value-type="string" calcext:value-type="string" table:number-columns-spanned="7" table:number-rows-spanned="1">
            <text:p>КИМ</text:p>
          </table:table-cell>
          <table:covered-table-cell table:number-columns-repeated="5" table:style-name="ce151"/>
          <table:covered-table-cell table:style-name="ce152"/>
          <table:table-cell table:style-name="ce153" table:number-columns-spanned="18" table:number-rows-spanned="6"/>
          <table:covered-table-cell table:number-columns-repeated="16" table:style-name="ce123"/>
          <table:covered-table-cell table:style-name="ce153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covered-table-cell table:style-name="ce42"/>
          <table:covered-table-cell table:number-columns-repeated="4" table:style-name="ce59"/>
          <table:table-cell table:style-name="ce79" table:number-columns-spanned="13" table:number-rows-spanned="2"/>
          <table:covered-table-cell table:number-columns-repeated="12" table:style-name="ce98"/>
          <table:table-cell table:style-name="ce120" table:number-columns-spanned="4" table:number-rows-spanned="2"/>
          <table:covered-table-cell table:number-columns-repeated="3" table:style-name="ce98"/>
          <table:table-cell table:style-name="ce120" table:number-columns-spanned="7" table:number-rows-spanned="2"/>
          <table:covered-table-cell table:number-columns-repeated="6" table:style-name="ce98"/>
          <table:table-cell table:style-name="ce120" table:number-columns-spanned="6" table:number-rows-spanned="2"/>
          <table:covered-table-cell table:number-columns-repeated="5" table:style-name="ce98"/>
          <table:table-cell table:style-name="ce136" table:number-columns-spanned="10" table:number-rows-spanned="2"/>
          <table:covered-table-cell table:number-columns-repeated="8" table:style-name="ce98"/>
          <table:covered-table-cell table:style-name="ce118"/>
          <table:table-cell table:style-name="ce149" table:number-columns-spanned="7" table:number-rows-spanned="2"/>
          <table:covered-table-cell table:number-columns-repeated="5" table:style-name="ce123"/>
          <table:covered-table-cell table:style-name="ce153"/>
          <table:covered-table-cell table:number-columns-repeated="17" table:style-name="ce94"/>
          <table:covered-table-cell table:style-name="ce133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covered-table-cell table:style-name="ce41"/>
          <table:covered-table-cell table:number-columns-repeated="4" table:style-name="ce58"/>
          <table:covered-table-cell table:style-name="ce80"/>
          <table:covered-table-cell table:number-columns-repeated="38" table:style-name="ce99"/>
          <table:covered-table-cell table:style-name="ce119"/>
          <table:covered-table-cell table:style-name="ce150"/>
          <table:covered-table-cell table:number-columns-repeated="5" table:style-name="ce75"/>
          <table:covered-table-cell table:style-name="ce74"/>
          <table:covered-table-cell table:number-columns-repeated="17" table:style-name="ce94"/>
          <table:covered-table-cell table:style-name="ce133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3">
            <text:p>М03</text:p>
          </table:table-cell>
          <table:covered-table-cell table:number-columns-repeated="3" table:style-name="ce57"/>
          <table:covered-table-cell table:style-name="ce69"/>
          <table:table-cell table:style-name="ce81" office:value-type="string" calcext:value-type="string" table:number-columns-spanned="13" table:number-rows-spanned="1">
            <text:p>Код загот.</text:p>
          </table:table-cell>
          <table:covered-table-cell table:number-columns-repeated="11" table:style-name="ce55"/>
          <table:covered-table-cell table:style-name="ce117"/>
          <table:table-cell table:style-name="ce121" office:value-type="string" calcext:value-type="string" table:number-columns-spanned="21" table:number-rows-spanned="1">
            <text:p>Профиль и размеры</text:p>
          </table:table-cell>
          <table:covered-table-cell table:number-columns-repeated="19" table:style-name="ce56"/>
          <table:covered-table-cell table:style-name="ce140"/>
          <table:table-cell table:style-name="ce81" office:value-type="string" calcext:value-type="string" table:number-columns-spanned="6" table:number-rows-spanned="1">
            <text:p>КД</text:p>
          </table:table-cell>
          <table:covered-table-cell table:number-columns-repeated="4" table:style-name="ce55"/>
          <table:covered-table-cell table:style-name="ce117"/>
          <table:table-cell table:style-name="ce78" office:value-type="string" calcext:value-type="string" table:number-columns-spanned="7" table:number-rows-spanned="1">
            <text:p>МЗ</text:p>
          </table:table-cell>
          <table:covered-table-cell table:number-columns-repeated="5" table:style-name="ce97"/>
          <table:covered-table-cell table:style-name="ce68"/>
          <table:covered-table-cell table:number-columns-repeated="17" table:style-name="ce94"/>
          <table:covered-table-cell table:style-name="ce133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covered-table-cell table:style-name="ce42"/>
          <table:covered-table-cell table:number-columns-repeated="4" table:style-name="ce59"/>
          <table:table-cell table:style-name="ce82" table:number-columns-spanned="13" table:number-rows-spanned="2"/>
          <table:covered-table-cell table:number-columns-repeated="11" table:style-name="ce98"/>
          <table:covered-table-cell table:style-name="ce118"/>
          <table:table-cell table:style-name="ce122" table:number-columns-spanned="21" table:number-rows-spanned="2"/>
          <table:covered-table-cell table:number-columns-repeated="19" table:style-name="ce123"/>
          <table:covered-table-cell table:style-name="ce141"/>
          <table:table-cell table:style-name="ce79" table:number-columns-spanned="6" table:number-rows-spanned="2"/>
          <table:covered-table-cell table:number-columns-repeated="5" table:style-name="ce98"/>
          <table:table-cell table:style-name="ce136" table:number-columns-spanned="7" table:number-rows-spanned="2"/>
          <table:covered-table-cell table:number-columns-repeated="5" table:style-name="ce98"/>
          <table:covered-table-cell table:style-name="ce118"/>
          <table:covered-table-cell table:number-columns-repeated="17" table:style-name="ce94"/>
          <table:covered-table-cell table:style-name="ce133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/>
          <table:table-cell table:style-name="ce12"/>
          <table:table-cell table:style-name="ce4"/>
          <table:table-cell table:style-name="ce12"/>
          <table:table-cell table:style-name="ce32"/>
          <table:covered-table-cell table:style-name="ce41"/>
          <table:covered-table-cell table:number-columns-repeated="4" table:style-name="ce58"/>
          <table:covered-table-cell table:style-name="ce80"/>
          <table:covered-table-cell table:number-columns-repeated="11" table:style-name="ce99"/>
          <table:covered-table-cell table:style-name="ce119"/>
          <table:covered-table-cell table:style-name="ce80"/>
          <table:covered-table-cell table:number-columns-repeated="19" table:style-name="ce99"/>
          <table:covered-table-cell table:style-name="ce119"/>
          <table:covered-table-cell table:style-name="ce80"/>
          <table:covered-table-cell table:number-columns-repeated="11" table:style-name="ce99"/>
          <table:covered-table-cell table:style-name="ce119"/>
          <table:covered-table-cell table:number-columns-repeated="17" table:style-name="ce94"/>
          <table:covered-table-cell table:style-name="ce133"/>
          <table:table-cell/>
          <table:table-cell table:style-name="ce2" table:number-columns-repeated="35"/>
          <table:table-cell table:number-columns-repeated="913"/>
        </table:table-row>
        <table:table-row table:style-name="ro2">
          <table:table-cell table:style-name="ce2"/>
          <table:table-cell table:style-name="ce13"/>
          <table:table-cell table:style-name="ce2"/>
          <table:table-cell table:style-name="ce13"/>
          <table:table-cell table:style-name="ce33"/>
          <table:table-cell table:style-name="ce43" office:value-type="string" calcext:value-type="string" table:number-columns-spanned="5" table:number-rows-spanned="1">
            <text:p>В</text:p>
          </table:table-cell>
          <table:covered-table-cell table:number-columns-repeated="4" table:style-name="ce60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49" table:number-columns-spanned="6" table:number-rows-spanned="4"/>
          <table:covered-table-cell table:number-columns-repeated="4" table:style-name="ce123"/>
          <table:covered-table-cell table:style-name="ce15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2">
          <table:table-cell table:style-name="ce2"/>
          <table:table-cell table:style-name="ce13"/>
          <table:table-cell table:style-name="ce2"/>
          <table:table-cell table:style-name="ce13"/>
          <table:table-cell table:style-name="ce33"/>
          <table:table-cell table:style-name="ce43" office:value-type="string" calcext:value-type="string" table:number-columns-spanned="5" table:number-rows-spanned="1">
            <text:p>Г</text:p>
          </table:table-cell>
          <table:covered-table-cell table:number-columns-repeated="4" table:style-name="ce60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covered-table-cell table:style-name="ce116"/>
          <table:covered-table-cell table:number-columns-repeated="4" table:style-name="ce94"/>
          <table:covered-table-cell table:style-name="ce13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2">
          <table:table-cell table:style-name="ce2"/>
          <table:table-cell table:style-name="ce12"/>
          <table:table-cell table:style-name="ce4"/>
          <table:table-cell table:style-name="ce12"/>
          <table:table-cell table:style-name="ce32"/>
          <table:table-cell table:style-name="ce43" office:value-type="string" calcext:value-type="string" table:number-columns-spanned="5" table:number-rows-spanned="1">
            <text:p>Д</text:p>
          </table:table-cell>
          <table:covered-table-cell table:number-columns-repeated="4" table:style-name="ce60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covered-table-cell table:style-name="ce116"/>
          <table:covered-table-cell table:number-columns-repeated="4" table:style-name="ce94"/>
          <table:covered-table-cell table:style-name="ce13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2">
          <table:table-cell table:style-name="ce2"/>
          <table:table-cell table:style-name="ce13"/>
          <table:table-cell table:style-name="ce2"/>
          <table:table-cell table:style-name="ce13"/>
          <table:table-cell table:style-name="ce33"/>
          <table:table-cell table:style-name="ce43" office:value-type="string" calcext:value-type="string" table:number-columns-spanned="5" table:number-rows-spanned="1">
            <text:p>Е</text:p>
          </table:table-cell>
          <table:covered-table-cell table:number-columns-repeated="4" table:style-name="ce60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covered-table-cell table:style-name="ce150"/>
          <table:covered-table-cell table:number-columns-repeated="4" table:style-name="ce75"/>
          <table:covered-table-cell table:style-name="ce74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/>
          <table:table-cell table:style-name="ce12" table:number-columns-repeated="4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4" table:style-name="ce44"/>
          <table:table-cell table:style-name="ce86"/>
          <table:table-cell table:style-name="ce86" office:value-type="string" calcext:value-type="string">
            <text:p>Внимание!</text:p>
          </table:table-cell>
          <table:table-cell table:style-name="ce86" table:number-columns-repeated="22"/>
          <table:table-cell table:style-name="ce126"/>
          <table:table-cell table:style-name="ce86" table:number-columns-repeated="35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7"/>
          <table:table-cell table:style-name="ce7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4" table:style-name="ce44"/>
          <table:table-cell table:style-name="ce87"/>
          <table:table-cell table:style-name="ce103" office:value-type="string" calcext:value-type="string">
            <text:p>При работе с полупроводниковыми радиоэлементами выполнять требования</text:p>
          </table:table-cell>
          <table:table-cell table:style-name="ce103" table:number-columns-repeated="58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12" table:number-columns-repeated="2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4" table:style-name="ce44"/>
          <table:table-cell table:style-name="ce86"/>
          <table:table-cell table:style-name="ce86" office:value-type="string" calcext:value-type="string">
            <text:p>по защите от статического электричества по ОСТ 11.073.062-84</text:p>
          </table:table-cell>
          <table:table-cell table:style-name="ce86" table:number-columns-repeated="58"/>
          <table:table-cell table:style-name="ce89"/>
          <table:table-cell table:style-name="ce170" table:number-columns-repeated="3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7"/>
          <table:table-cell table:style-name="ce7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4" table:style-name="ce44"/>
          <table:table-cell table:style-name="ce87"/>
          <table:table-cell table:style-name="ce103" table:number-columns-repeated="59"/>
          <table:table-cell table:style-name="ce93"/>
          <table:table-cell table:style-name="ce170" table:number-columns-repeated="3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0"/>
          <table:table-cell table:style-name="ce13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4" table:style-name="ce44"/>
          <table:table-cell table:style-name="ce86" table:number-columns-repeated="15"/>
          <table:table-cell table:style-name="ce86" office:value-type="string" calcext:value-type="string">
            <text:p>0005</text:p>
          </table:table-cell>
          <table:table-cell table:style-name="ce86" table:number-columns-repeated="4"/>
          <table:table-cell table:style-name="ce86" office:value-type="string" calcext:value-type="string">
            <text:p>Заготовка</text:p>
          </table:table-cell>
          <table:table-cell table:style-name="ce86" table:number-columns-repeated="39"/>
          <table:table-cell table:style-name="ce89"/>
          <table:table-cell table:style-name="ce170" table:number-columns-repeated="3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12" table:number-columns-repeated="2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4" table:style-name="ce44"/>
          <table:table-cell table:style-name="ce87"/>
          <table:table-cell table:style-name="ce103" table:number-columns-repeated="19"/>
          <table:table-cell table:style-name="ce103" office:value-type="string" calcext:value-type="string">
            <text:p>АПИВ.60100.00001</text:p>
          </table:table-cell>
          <table:table-cell table:style-name="ce103" table:number-columns-repeated="39"/>
          <table:table-cell table:style-name="ce93"/>
          <table:table-cell table:style-name="ce170" table:number-columns-repeated="3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7"/>
          <table:table-cell table:style-name="ce7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4" table:style-name="ce44"/>
          <table:table-cell table:style-name="ce86"/>
          <table:table-cell table:style-name="ce86" office:value-type="string" calcext:value-type="string">
            <text:p>Стол монтажный СМ-3</text:p>
          </table:table-cell>
          <table:table-cell table:style-name="ce86" table:number-columns-repeated="58"/>
          <table:table-cell table:style-name="ce89"/>
          <table:table-cell table:style-name="ce170" table:number-columns-repeated="3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4"/>
          <table:table-cell table:style-name="ce2" table:number-columns-repeated="2"/>
          <table:table-cell table:style-name="ce20"/>
          <table:table-cell table:style-name="ce13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4" table:style-name="ce44"/>
          <table:table-cell table:style-name="ce87"/>
          <table:table-cell table:style-name="ce103" office:value-type="string" calcext:value-type="string">
            <text:p>Провод МГТФ 0.2 ТУ 16-505.185-71</text:p>
          </table:table-cell>
          <table:table-cell table:style-name="ce103" table:number-columns-repeated="58"/>
          <table:table-cell table:style-name="ce93"/>
          <table:table-cell table:style-name="ce170" table:number-columns-repeated="3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1"/>
          <table:table-cell table:style-name="ce12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4" table:style-name="ce44"/>
          <table:table-cell table:style-name="ce86" table:number-columns-repeated="35"/>
          <table:table-cell table:style-name="ce86" office:value-type="string" calcext:value-type="string">
            <text:p>см</text:p>
          </table:table-cell>
          <table:table-cell table:style-name="ce86" table:number-columns-repeated="5"/>
          <table:table-cell table:style-name="ce86" office:value-type="string" calcext:value-type="string">
            <text:p>1</text:p>
          </table:table-cell>
          <table:table-cell table:style-name="ce86" table:number-columns-repeated="12"/>
          <table:table-cell table:style-name="ce86" office:value-type="string" calcext:value-type="string">
            <text:p>8</text:p>
          </table:table-cell>
          <table:table-cell table:style-name="ce86" table:number-columns-repeated="5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7"/>
          <table:table-cell table:style-name="ce7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4" table:style-name="ce44"/>
          <table:table-cell table:style-name="ce87"/>
          <table:table-cell table:style-name="ce103" office:value-type="string" calcext:value-type="string">
            <text:p>Кусачки боковые ГОСТ 22308-77</text:p>
          </table:table-cell>
          <table:table-cell table:style-name="ce103" table:number-columns-repeated="58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1"/>
          <table:table-cell table:style-name="ce12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4" table:style-name="ce44"/>
          <table:table-cell table:style-name="ce86"/>
          <table:table-cell table:style-name="ce86" office:value-type="string" calcext:value-type="string">
            <text:p>Линейка</text:p>
          </table:table-cell>
          <table:table-cell table:style-name="ce86" table:number-columns-repeated="58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1"/>
          <table:table-cell table:style-name="ce12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4" table:style-name="ce44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4"/>
          <table:table-cell table:style-name="ce33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4" table:style-name="ce44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4" table:number-columns-repeated="2"/>
          <table:table-cell table:style-name="ce32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4" table:style-name="ce44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0" table:number-columns-repeated="2"/>
          <table:table-cell table:style-name="ce13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4" table:style-name="ce44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1" table:number-columns-repeated="2"/>
          <table:table-cell table:style-name="ce12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4" table:style-name="ce44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0" table:number-columns-repeated="2"/>
          <table:table-cell table:style-name="ce13"/>
          <table:table-cell table:style-name="ce44" office:value-type="string" calcext:value-type="string" table:number-columns-spanned="5" table:number-rows-spanned="1">
            <text:p>20</text:p>
          </table:table-cell>
          <table:covered-table-cell table:number-columns-repeated="4" table:style-name="ce44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0" table:number-columns-repeated="2"/>
          <table:table-cell table:style-name="ce13"/>
          <table:table-cell table:style-name="ce44" office:value-type="string" calcext:value-type="string" table:number-columns-spanned="5" table:number-rows-spanned="1">
            <text:p>21</text:p>
          </table:table-cell>
          <table:covered-table-cell table:number-columns-repeated="4" table:style-name="ce44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1" table:number-columns-repeated="2"/>
          <table:table-cell table:style-name="ce12"/>
          <table:table-cell table:style-name="ce44" office:value-type="string" calcext:value-type="string" table:number-columns-spanned="5" table:number-rows-spanned="1">
            <text:p>22</text:p>
          </table:table-cell>
          <table:covered-table-cell table:number-columns-repeated="4" table:style-name="ce44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0" table:number-columns-repeated="2"/>
          <table:table-cell table:style-name="ce13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4" table:style-name="ce44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0" table:number-columns-repeated="2"/>
          <table:table-cell table:style-name="ce13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4" table:style-name="ce44"/>
          <table:table-cell table:style-name="ce89" table:number-columns-repeated="59"/>
          <table:table-cell table:style-name="ce170" table:number-columns-repeated="5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2">
          <table:table-cell table:style-name="ce2" table:number-columns-repeated="2"/>
          <table:table-cell table:style-name="ce12"/>
          <table:table-cell table:style-name="ce4"/>
          <table:table-cell table:style-name="ce12"/>
          <table:table-cell table:style-name="ce27"/>
          <table:table-cell table:style-name="ce61"/>
          <table:table-cell table:style-name="ce18" table:number-columns-repeated="3"/>
          <table:table-cell table:style-name="ce61"/>
          <table:table-cell table:style-name="ce18" table:number-columns-repeated="3"/>
          <table:table-cell table:style-name="ce61"/>
          <table:table-cell table:style-name="ce18" table:number-columns-repeated="8"/>
          <table:table-cell table:style-name="ce61"/>
          <table:table-cell table:style-name="ce18" table:number-columns-repeated="7"/>
          <table:table-cell table:style-name="ce61"/>
          <table:table-cell table:style-name="ce18" table:number-columns-repeated="5"/>
          <table:table-cell table:style-name="ce61"/>
          <table:table-cell table:style-name="ce128" office:value-type="string" calcext:value-type="string" table:number-columns-spanned="9" table:number-rows-spanned="1">
            <text:p>Разработал</text:p>
          </table:table-cell>
          <table:covered-table-cell table:number-columns-repeated="7" table:style-name="ce130"/>
          <table:covered-table-cell table:style-name="ce143"/>
          <table:table-cell table:style-name="ce144" office:value-type="string" calcext:value-type="string" table:number-columns-spanned="14" table:number-rows-spanned="1">
            <text:p>Муртазина</text:p>
          </table:table-cell>
          <table:covered-table-cell table:number-columns-repeated="12" table:style-name="ce147"/>
          <table:covered-table-cell table:style-name="ce156"/>
          <table:table-cell table:style-name="ce18" table:number-columns-repeated="7"/>
          <table:table-cell table:style-name="ce61"/>
          <table:table-cell table:style-name="ce171" table:number-columns-spanned="6" table:number-rows-spanned="1"/>
          <table:covered-table-cell table:number-columns-repeated="4" table:style-name="ce101"/>
          <table:covered-table-cell table:style-name="ce180"/>
          <table:table-cell table:style-name="ce2" table:number-columns-repeated="35"/>
          <table:table-cell table:number-columns-repeated="914"/>
        </table:table-row>
        <table:table-row table:style-name="ro2">
          <table:table-cell table:style-name="ce2" table:number-columns-repeated="2"/>
          <table:table-cell table:style-name="ce22" office:value-type="string" calcext:value-type="string" table:number-columns-spanned="1" table:number-rows-spanned="4">
            <text:p>Дубл.</text:p>
          </table:table-cell>
          <table:table-cell table:style-name="ce22" office:value-type="string" calcext:value-type="string" table:number-columns-spanned="1" table:number-rows-spanned="4">
            <text:p>Взам.</text:p>
          </table:table-cell>
          <table:table-cell table:style-name="ce22" office:value-type="string" calcext:value-type="string" table:number-columns-spanned="1" table:number-rows-spanned="4">
            <text:p>Подл.</text:p>
          </table:table-cell>
          <table:table-cell table:style-name="ce2"/>
          <table:table-cell table:style-name="ce33"/>
          <table:table-cell table:style-name="ce51"/>
          <table:table-cell table:style-name="ce67" table:number-columns-repeated="2"/>
          <table:table-cell table:style-name="ce90"/>
          <table:table-cell table:style-name="ce67" table:number-columns-repeated="3"/>
          <table:table-cell table:style-name="ce90"/>
          <table:table-cell table:style-name="ce67" table:number-columns-repeated="8"/>
          <table:table-cell table:style-name="ce90"/>
          <table:table-cell table:style-name="ce67" table:number-columns-repeated="7"/>
          <table:table-cell table:style-name="ce90"/>
          <table:table-cell table:style-name="ce67" table:number-columns-repeated="5"/>
          <table:table-cell table:style-name="ce90"/>
          <table:table-cell table:style-name="ce67" office:value-type="string" calcext:value-type="string">
            <text:p>Консультант</text:p>
          </table:table-cell>
          <table:table-cell table:style-name="ce67" table:number-columns-repeated="7"/>
          <table:table-cell table:style-name="ce90"/>
          <table:table-cell table:style-name="ce145" office:value-type="string" calcext:value-type="string" table:number-columns-spanned="14" table:number-rows-spanned="1">
            <text:p>Лазарева</text:p>
          </table:table-cell>
          <table:covered-table-cell table:number-columns-repeated="12" table:style-name="ce67"/>
          <table:covered-table-cell table:style-name="ce90"/>
          <table:table-cell table:style-name="ce67" table:number-columns-repeated="7"/>
          <table:table-cell table:style-name="ce90"/>
          <table:table-cell table:style-name="ce67" table:number-columns-repeated="5"/>
          <table:table-cell table:style-name="ce90"/>
          <table:table-cell table:style-name="ce2" table:number-columns-repeated="35"/>
          <table:table-cell table:number-columns-repeated="914"/>
        </table:table-row>
        <table:table-row table:style-name="ro2">
          <table:table-cell table:style-name="ce2" table:number-columns-repeated="2"/>
          <table:covered-table-cell table:number-columns-repeated="3" table:style-name="ce23"/>
          <table:table-cell table:style-name="ce2"/>
          <table:table-cell table:style-name="ce33"/>
          <table:table-cell table:style-name="ce2" table:number-columns-repeated="3"/>
          <table:table-cell table:style-name="ce33"/>
          <table:table-cell table:style-name="ce2" table:number-columns-repeated="3"/>
          <table:table-cell table:style-name="ce33"/>
          <table:table-cell table:style-name="ce2" table:number-columns-repeated="8"/>
          <table:table-cell table:style-name="ce33"/>
          <table:table-cell table:style-name="ce2" table:number-columns-repeated="7"/>
          <table:table-cell table:style-name="ce33"/>
          <table:table-cell table:style-name="ce2" table:number-columns-repeated="5"/>
          <table:table-cell table:style-name="ce33"/>
          <table:table-cell table:style-name="ce2" office:value-type="string" calcext:value-type="string">
            <text:p>Руководитель</text:p>
          </table:table-cell>
          <table:table-cell table:style-name="ce2" table:number-columns-repeated="7"/>
          <table:table-cell table:style-name="ce33"/>
          <table:table-cell table:style-name="ce145" office:value-type="string" calcext:value-type="string" table:number-columns-spanned="14" table:number-rows-spanned="1">
            <text:p>Лазарева</text:p>
          </table:table-cell>
          <table:covered-table-cell table:number-columns-repeated="12" table:style-name="ce2"/>
          <table:covered-table-cell table:style-name="ce33"/>
          <table:table-cell table:style-name="ce2" table:number-columns-repeated="7"/>
          <table:table-cell table:style-name="ce33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2">
          <table:table-cell table:style-name="ce2" table:number-columns-repeated="2"/>
          <table:covered-table-cell table:number-columns-repeated="3" table:style-name="ce23"/>
          <table:table-cell table:style-name="ce2"/>
          <table:table-cell table:style-name="ce33"/>
          <table:table-cell table:style-name="ce51"/>
          <table:table-cell table:style-name="ce67" table:number-columns-repeated="2"/>
          <table:table-cell table:style-name="ce90"/>
          <table:table-cell table:style-name="ce67" table:number-columns-repeated="3"/>
          <table:table-cell table:style-name="ce90"/>
          <table:table-cell table:style-name="ce67" table:number-columns-repeated="8"/>
          <table:table-cell table:style-name="ce90"/>
          <table:table-cell table:style-name="ce67" table:number-columns-repeated="7"/>
          <table:table-cell table:style-name="ce90"/>
          <table:table-cell table:style-name="ce67" table:number-columns-repeated="5"/>
          <table:table-cell table:style-name="ce90"/>
          <table:table-cell table:style-name="ce67" table:number-columns-repeated="8"/>
          <table:table-cell table:style-name="ce90"/>
          <table:table-cell table:style-name="ce67" table:number-columns-repeated="13"/>
          <table:table-cell table:style-name="ce90"/>
          <table:table-cell table:style-name="ce67" table:number-columns-repeated="7"/>
          <table:table-cell table:style-name="ce90"/>
          <table:table-cell table:style-name="ce67" table:number-columns-repeated="5"/>
          <table:table-cell table:style-name="ce90"/>
          <table:table-cell table:style-name="ce2" table:number-columns-repeated="35"/>
          <table:table-cell table:number-columns-repeated="914"/>
        </table:table-row>
        <table:table-row table:style-name="ro2">
          <table:table-cell table:style-name="ce2" table:number-columns-repeated="2"/>
          <table:covered-table-cell table:number-columns-repeated="3" table:style-name="ce24"/>
          <table:table-cell table:style-name="ce2"/>
          <table:table-cell table:style-name="ce32"/>
          <table:table-cell table:style-name="ce2" table:number-columns-repeated="3"/>
          <table:table-cell table:style-name="ce32"/>
          <table:table-cell table:style-name="ce2" table:number-columns-repeated="3"/>
          <table:table-cell table:style-name="ce32"/>
          <table:table-cell table:style-name="ce2" table:number-columns-repeated="8"/>
          <table:table-cell table:style-name="ce32"/>
          <table:table-cell table:style-name="ce2" table:number-columns-repeated="6"/>
          <table:table-cell table:style-name="ce4"/>
          <table:table-cell table:style-name="ce32"/>
          <table:table-cell table:style-name="ce2" table:number-columns-repeated="5"/>
          <table:table-cell table:style-name="ce32"/>
          <table:table-cell table:style-name="ce128" office:value-type="string" calcext:value-type="string" table:number-columns-spanned="9" table:number-rows-spanned="1">
            <text:p>Н.контр.</text:p>
          </table:table-cell>
          <table:covered-table-cell table:number-columns-repeated="7" table:style-name="ce130"/>
          <table:covered-table-cell table:style-name="ce143"/>
          <table:table-cell table:style-name="ce146" table:number-columns-spanned="14" table:number-rows-spanned="1"/>
          <table:covered-table-cell table:number-columns-repeated="12" table:style-name="ce147"/>
          <table:covered-table-cell table:style-name="ce156"/>
          <table:table-cell table:style-name="ce2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10</text:p>
          </table:table-cell>
          <table:table-cell table:style-name="ce89" table:number-columns-repeated="4"/>
          <table:table-cell table:style-name="ce89" office:value-type="string" calcext:value-type="string">
            <text:p>Комплектование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30188.00002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тол монтажный СМ-3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лата вычислителя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АПИВ.408835.004</text:p>
          </table:table-cell>
          <table:table-cell table:style-name="ce89" table:number-columns-repeated="34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онденсатор К10-17в-М47-22нФ<text:span text:style-name="T1">±10%</text:span>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онденсатор CL21F106ZBNC 080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онденсатор CL21F474ZBMC 080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5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онденсатор SS 16V 10<text:span text:style-name="T1">μF</text:span>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онденсатор SS 16V 47μF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онденсатор ECR 63V 47μF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10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2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office:value-type="string" calcext:value-type="string">
            <text:p>Резистор CR 0603-F X-103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6</text:p>
          </table:table-cell>
          <table:table-cell table:style-name="ce89" table:number-columns-repeated="13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105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3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121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Резистор CR 0603-F X-122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4"/>
          <table:table-cell table:style-name="ce93" office:value-type="string" calcext:value-type="string">
            <text:p>шт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13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3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201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20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331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34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47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2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51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2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913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2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499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4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office:value-type="string" calcext:value-type="string">
            <text:p>Микросхема ADM 2486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3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икросхема FM 32256-S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3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икросхема ILQ 621 GB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Микросхема LP295OACDT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4"/>
          <table:table-cell table:style-name="ce93" office:value-type="string" calcext:value-type="string">
            <text:p>шт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икросхема M25512-WMW6T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3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икросхема MS430P337 AIPJM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икросхема TL7757CPK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икросхема DS1307 Z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Диод MURA 120T3 SMA 403D-0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Индикатор матричный знакосинтезирующий</text:p>
          </table:table-cell>
          <table:table-cell table:style-name="ce93" table:number-columns-repeated="30"/>
          <table:table-cell table:style-name="ce93" office:value-type="string" calcext:value-type="string">
            <text:p>DV20400S1FBLY/R</text:p>
          </table:table-cell>
          <table:table-cell table:style-name="ce93" table:number-columns-repeated="28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онатор кварцевый FQ 32768-3*8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2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Транзистор BCW60C sot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4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Элемент литиевый CR2032PCB(V)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office:value-type="string" calcext:value-type="string">
            <text:p>Лепесток 2-0,8-2,5-9-Л63-07 ГОСТ 16840-78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6</text:p>
          </table:table-cell>
          <table:table-cell table:style-name="ce89" table:number-columns-repeated="13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Винт 2,5-12-Ц ОСТ 131528-80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4</text:p>
          </table:table-cell>
          <table:table-cell table:style-name="ce89" table:number-columns-repeated="13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Втулка 2,8-5-4 ОСТ 112154-75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4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Гайка 2,5Ц ОСТ 133033-80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4"/>
          <table:table-cell table:style-name="ce93" office:value-type="string" calcext:value-type="string">
            <text:p>шт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5"/>
          <table:table-cell table:style-name="ce93" office:value-type="string" calcext:value-type="string">
            <text:p>4</text:p>
          </table:table-cell>
          <table:table-cell table:style-name="ce93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Шайба 0,5-2,5-6-Ц ОСТ 134505-8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8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Шайба 4,2-10,0-0,5 ОСТ 110566-7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рокладка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4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Тара цеховая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Браслет антистатический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15 Промывка</text:p>
          </table:table-cell>
          <table:table-cell table:style-name="ce89" table:number-columns-repeated="44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01288.00023 ТТП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Шкаф вытяжной 2Ш-НЖ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лата с операции 001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АПИВ.408835.004</text:p>
          </table:table-cell>
          <table:table-cell table:style-name="ce89" table:number-columns-repeated="34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Спирт этиловый ГОСТ Р 51652-2000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5"/>
          <table:table-cell table:style-name="ce93" office:value-type="string" calcext:value-type="string">
            <text:p>л</text:p>
          </table:table-cell>
          <table:table-cell table:style-name="ce93" table:number-columns-repeated="4"/>
          <table:table-cell table:style-name="ce93" office:value-type="string" calcext:value-type="string">
            <text:p>1</text:p>
          </table:table-cell>
          <table:table-cell table:style-name="ce93" table:number-columns-repeated="11"/>
          <table:table-cell table:style-name="ce93" office:value-type="string" calcext:value-type="string">
            <text:p>0,05</text:p>
          </table:table-cell>
          <table:table-cell table:style-name="ce93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Нефрас С50/70 ГОСТ 8505-8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6"/>
          <table:table-cell table:style-name="ce89" office:value-type="string" calcext:value-type="string">
            <text:p>кг</text:p>
          </table:table-cell>
          <table:table-cell table:style-name="ce89" table:number-columns-repeated="4"/>
          <table:table-cell table:style-name="ce89" office:value-type="string" calcext:value-type="string">
            <text:p>1</text:p>
          </table:table-cell>
          <table:table-cell table:style-name="ce89" table:number-columns-repeated="11"/>
          <table:table-cell table:style-name="ce89" office:value-type="string" calcext:value-type="string">
            <text:p>0,1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Бязь х/б ГОСТ 29298-92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5"/>
          <table:table-cell table:style-name="ce93" office:value-type="string" calcext:value-type="string">
            <text:p>м</text:p>
          </table:table-cell>
          <table:table-cell table:style-name="ce93" table:number-columns-repeated="4"/>
          <table:table-cell table:style-name="ce93" office:value-type="string" calcext:value-type="string">
            <text:p>1</text:p>
          </table:table-cell>
          <table:table-cell table:style-name="ce93" table:number-columns-repeated="11"/>
          <table:table-cell table:style-name="ce93" office:value-type="string" calcext:value-type="string">
            <text:p>0,1</text:p>
          </table:table-cell>
          <table:table-cell table:style-name="ce93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Щетка зубная ГОСТ 6388-91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6"/>
          <table:table-cell table:style-name="ce89" office:value-type="string" calcext:value-type="string">
            <text:p>шт</text:p>
          </table:table-cell>
          <table:table-cell table:style-name="ce89" table:number-columns-repeated="4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office:value-type="string" calcext:value-type="string">
            <text:p>Кисть КФХК №10 ОСТ 7.888-81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36"/>
          <table:table-cell table:style-name="ce93" office:value-type="string" calcext:value-type="string">
            <text:p>шт</text:p>
          </table:table-cell>
          <table:table-cell table:style-name="ce93" table:number-columns-repeated="4"/>
          <table:table-cell table:style-name="ce93" office:value-type="string" calcext:value-type="string">
            <text:p>1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ерчатки резиновые К20Щ20ПМ тип 2 размер 7,8 ТУ 38.308-5-59-95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6"/>
          <table:table-cell table:style-name="ce89" office:value-type="string" calcext:value-type="string">
            <text:p>пар</text:p>
          </table:table-cell>
          <table:table-cell table:style-name="ce89" table:number-columns-repeated="4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3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20</text:p>
          </table:table-cell>
          <table:table-cell table:style-name="ce89" table:number-columns-repeated="4"/>
          <table:table-cell table:style-name="ce89" office:value-type="string" calcext:value-type="string">
            <text:p>Маркирование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01200.00004 ТТП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тол монтажный СМ-4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лата с операции 001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АПИВ.408835.004</text:p>
          </table:table-cell>
          <table:table-cell table:style-name="ce89" table:number-columns-repeated="34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Эмаль ЭП-572, цвет черный, ОСТ 190210-8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кг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1"/>
          <table:table-cell table:style-name="ce89" office:value-type="string" calcext:value-type="string">
            <text:p>0,03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пирт этиловый ГОСТ Р 51652-200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6"/>
          <table:table-cell table:style-name="ce89" office:value-type="string" calcext:value-type="string">
            <text:p>л</text:p>
          </table:table-cell>
          <table:table-cell table:style-name="ce89" table:number-columns-repeated="4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89" office:value-type="string" calcext:value-type="string">
            <text:p>0,1</text:p>
          </table:table-cell>
          <table:table-cell table:style-name="ce89" table:number-columns-repeated="5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Бязь х/б ГОСТ 29298-9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6"/>
          <table:table-cell table:style-name="ce89" office:value-type="string" calcext:value-type="string">
            <text:p>м</text:p>
          </table:table-cell>
          <table:table-cell table:style-name="ce89" table:number-columns-repeated="4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89" office:value-type="string" calcext:value-type="string">
            <text:p>0,1</text:p>
          </table:table-cell>
          <table:table-cell table:style-name="ce89" table:number-columns-repeated="5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Ручка ученическая с пером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4"/>
          <table:table-cell table:style-name="ce93" office:value-type="string" calcext:value-type="string">
            <text:p>шт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Перчатки х/б ГОСТ 5007-87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4"/>
          <table:table-cell table:style-name="ce93" office:value-type="string" calcext:value-type="string">
            <text:p>пар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Флакончик 4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4"/>
          <table:table-cell table:style-name="ce93" office:value-type="string" calcext:value-type="string">
            <text:p>шт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25</text:p>
          </table:table-cell>
          <table:table-cell table:style-name="ce89" table:number-columns-repeated="4"/>
          <table:table-cell table:style-name="ce89" office:value-type="string" calcext:value-type="string">
            <text:p>Контроль внешнего вида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60288.00005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тол монтажный СМ-3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лата с операции 002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АПИВ.408835.004</text:p>
          </table:table-cell>
          <table:table-cell table:style-name="ce89" table:number-columns-repeated="34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Тара транспортировочная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Лупа ЛП 1-4х ГОСТ 25706-83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30</text:p>
          </table:table-cell>
          <table:table-cell table:style-name="ce89" table:number-columns-repeated="4"/>
          <table:table-cell table:style-name="ce89" office:value-type="string" calcext:value-type="string">
            <text:p>Лужение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60201.00006 ТТП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тол монтажный СМ-4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адиоэлементы с операции 001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4"/>
          <table:table-cell table:style-name="ce89" office:value-type="string" calcext:value-type="string">
            <text:p>65</text:p>
          </table:table-cell>
          <table:table-cell table:style-name="ce89" table:number-columns-repeated="13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рипой ПОС 61 ГОСТ 21931-76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кг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1"/>
          <table:table-cell table:style-name="ce89" office:value-type="string" calcext:value-type="string">
            <text:p>0,05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Бязь х/б ГОСТ 29298-9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м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1"/>
          <table:table-cell table:style-name="ce89" office:value-type="string" calcext:value-type="string">
            <text:p>0,01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пирт этиловый ГОСТ Р 51652-200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л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1"/>
          <table:table-cell table:style-name="ce89" office:value-type="string" calcext:value-type="string">
            <text:p>0,05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Нефрас С50/70 ГОСТ 8505-8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кг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1"/>
          <table:table-cell table:style-name="ce89" office:value-type="string" calcext:value-type="string">
            <text:p>0,1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Флюс ФКСn ОСТ 4Г0.033.20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кг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1"/>
          <table:table-cell table:style-name="ce89" office:value-type="string" calcext:value-type="string">
            <text:p>0,03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ерчатки х/б ГОСТ 5007-87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пар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Напальчники тип 2, Б №2,3 ТУ 38-106567-88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35</text:p>
          </table:table-cell>
          <table:table-cell table:style-name="ce89" table:number-columns-repeated="4"/>
          <table:table-cell table:style-name="ce89" office:value-type="string" calcext:value-type="string">
            <text:p>Формовка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60240.00007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тол монтажный СМ-3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Устройство формовки и обрезки проводов ГГ177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ЭРЭ с операции 003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6"/>
          <table:table-cell table:style-name="ce89" office:value-type="string" calcext:value-type="string">
            <text:p>шт</text:p>
          </table:table-cell>
          <table:table-cell table:style-name="ce89" table:number-columns-repeated="4"/>
          <table:table-cell table:style-name="ce89" office:value-type="string" calcext:value-type="string">
            <text:p>1</text:p>
          </table:table-cell>
          <table:table-cell table:style-name="ce89" table:number-columns-repeated="4"/>
          <table:table-cell table:style-name="ce89" office:value-type="string" calcext:value-type="string">
            <text:p>65</text:p>
          </table:table-cell>
          <table:table-cell table:style-name="ce89" table:number-columns-repeated="13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Бязь х/б ГОСТ 29298-9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7"/>
          <table:table-cell table:style-name="ce89" office:value-type="string" calcext:value-type="string">
            <text:p>м</text:p>
          </table:table-cell>
          <table:table-cell table:style-name="ce89" table:number-columns-repeated="3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89" office:value-type="string" calcext:value-type="string">
            <text:p>0,1</text:p>
          </table:table-cell>
          <table:table-cell table:style-name="ce89" table:number-columns-repeated="5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Тара цеховая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Штангенциркуль ШЦ 1-125-0,1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Пинцет 7814-0001 МН 500-60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40</text:p>
          </table:table-cell>
          <table:table-cell table:style-name="ce89" table:number-columns-repeated="4"/>
          <table:table-cell table:style-name="ce89" office:value-type="string" calcext:value-type="string">
            <text:p>Нанесение паяльной пасты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01280.00008 ТТП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тол монтажный СМ-3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лата с операции 04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АПИВ.408835.004</text:p>
          </table:table-cell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4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Флюс-паста Sn62 RM 92 AAS90 (Multicore Solders, Англия)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6"/>
          <table:table-cell table:style-name="ce89" office:value-type="string" calcext:value-type="string">
            <text:p>кг</text:p>
          </table:table-cell>
          <table:table-cell table:style-name="ce89" table:number-columns-repeated="4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89" office:value-type="string" calcext:value-type="string">
            <text:p>1,5</text:p>
          </table:table-cell>
          <table:table-cell table:style-name="ce89" table:number-columns-repeated="5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риспособление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акель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Тара цеховая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45</text:p>
          </table:table-cell>
          <table:table-cell table:style-name="ce89" table:number-columns-repeated="4"/>
          <table:table-cell table:style-name="ce89" office:value-type="string" calcext:value-type="string">
            <text:p>Сборочная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60188.00009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тол монтажный СМ-4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лата с операции 004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АПИВ.408835.004</text:p>
          </table:table-cell>
          <table:table-cell table:style-name="ce89" table:number-columns-repeated="34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ы R11, R12, R7, R10, R15, R16, R30, R31, R5, R17, R22, R4, R13, R14, R23, R8, R6, R9,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R27, R28, R3, R26, R1, R2, R19, R20, R21, R24, конденсаторы C1, C3, C5, C10, C11, C6, C7,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диоды VD1...VD11, микросхемы DA3, DD7, DD4, DD5, DD6, DD2, DD1, DD3 с операции 004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54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Подставка для плат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Пинцет 7814-0001 МН 500-60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Кусачки боковые ГОСТ 22308-77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Браслет антистатический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office:value-type="string" calcext:value-type="string">
            <text:p>Внимание!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office:value-type="string" calcext:value-type="string">
            <text:p>Требования по защите от статического электричества по ОСТ 11.073.062-2001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office:value-type="string" calcext:value-type="string">
            <text:p>Извлекать микросхему из тары следует пинцетом без насечек за корпус</text:p>
          </table:table-cell>
          <table:table-cell table:style-name="ce89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1. Извлечь плату поз.1 из тары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2. Установить плату поз.1 на подставку для плат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3. Извлечь резистор R12 поз.36 из тары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4. Установить резистор R12 поз.36 на плату поз.1 согласно сборочному чертежу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АПИВ.408835.004 СБ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5. Проверить правильность установки внешним осмотром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6. Повторить переходы 3-5 последовательно для резисторов R11 поз.36, R14, R13 поз.36,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R16, R15 поз.37, R6 поз.47, R21 поз.52, R9 поз.48, R31 поз.37, R19, R20 поз.52, R10,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R30 поз.37, R27 поз.49, R24 поз.24, R26 поз.50, R28 поз.49, R5 поз.38, R4 поз.43,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R2, R1 поз.51, R3 поз.50, R17 поз.40, R23 поз.45, R7 поз.37, R8 поз.46, R22 поз.41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7. Извлечь конденсатор C3 поз.24 из тары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8. Установить конденсатор C3 поз.24 на плату поз.1 согласно сборочному чертежу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АПИВ.408835.004 СБ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9. Проверить правильность установки внешним осмотром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10. Повторить переходы 7-9 последовательно для конденсаторов C1 поз.24, С7 поз.24,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С5 поз.23, С6 поз.21, С11, С10 поз.24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11. Извлечь диод VD6 поз.16 из тары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12. Установить диод VD6 поз.16 на плату поз.1 согласно сборочному чертежу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АПИВ.408835.004 СБ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office:value-type="string" calcext:value-type="string">
            <text:p>13. Проверить правильность установки внешним осмотром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office:value-type="string" calcext:value-type="string">
            <text:p>14. Повторить переходы 11-13 последовательно для диодов VD8, VD10, VD9, VD7, VD5,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office:value-type="string" calcext:value-type="string">
            <text:p>VD2, VD1, VD11, VD4, VD3 поз.16</text:p>
          </table:table-cell>
          <table:table-cell table:style-name="ce89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15. Извлечь транзистор VT1 поз.61 из тары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16. Установить транзистор VT1 поз.61 на плату поз.1 согласно сборочному чертежу</text:p>
          </table:table-cell>
          <table:table-cell table:style-name="ce89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АПИВ.408835.004 СБ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17. Проверить правильность установки внешним осмотром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18. Повторить переходы 15-17 последовательно для транзисторов VT3, VT4, VT2 поз.61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19. Извлечь микросхему DA3 поз. 35 из тары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20. Установить микросхему DA3 поз.35 на плату поз.1 согласно сборочному чертежу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АПИВ.408835.004 СБ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21. Проверить правильность установки внешним осмотром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22. Повторить переходы 19-21 последовательно для микросхем DD7 поз.36, DD4, DD5,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DD6 поз.33, DD2 поз.30, DD1 поз.29, DD3 поз.34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40</text:p>
          </table:table-cell>
          <table:table-cell table:style-name="ce89" table:number-columns-repeated="4"/>
          <table:table-cell table:style-name="ce89" office:value-type="string" calcext:value-type="string">
            <text:p>Пайка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012180.00010 ТТП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онвеерная печь конвекционного плавления припоя Mistral 36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лата с операции 04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АПИВ.408835.004</text:p>
          </table:table-cell>
          <table:table-cell table:style-name="ce89" table:number-columns-repeated="34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ерчатки резиновые К20Щ20ПМ тип 2 размер 7,8 ТУ 38.308-5-59-9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пар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ерчатки трикотажные ГОСТ 5007-87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пар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Напальчник резиновый ТУ 38.106567-88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Внимание!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еред началом работы проверить состояние оборудования. Оборудование должно быть 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аттестовано и заземлено. Работать только с вытяжной вентиляцией.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осле прохождения обрабатываемой печатной платы через зоны предварительного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подогрева и зону оплавления печи, снимать плату с конвейера необходимо в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хлопчатобумажных перчатках.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55</text:p>
          </table:table-cell>
          <table:table-cell table:style-name="ce89" table:number-columns-repeated="4"/>
          <table:table-cell table:style-name="ce89" office:value-type="string" calcext:value-type="string">
            <text:p>Промывка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01288.00023 ТТП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Шкаф вытяжной 2Ш-НЖ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одуль с операции 005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6"/>
          <table:table-cell table:style-name="ce89" office:value-type="string" calcext:value-type="string">
            <text:p>1</text:p>
          </table:table-cell>
          <table:table-cell table:style-name="ce89" table:number-columns-repeated="4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пирт этиловый ГОСТ Р 51652-200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6"/>
          <table:table-cell table:style-name="ce89" office:value-type="string" calcext:value-type="string">
            <text:p>л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0"/>
          <table:table-cell table:style-name="ce89" office:value-type="string" calcext:value-type="string">
            <text:p>0,05</text:p>
          </table:table-cell>
          <table:table-cell table:style-name="Default"/>
          <table:table-cell table:style-name="ce89" table:number-columns-repeated="5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Нефрас С50/70 ГОСТ 8505-8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кг</text:p>
          </table:table-cell>
          <table:table-cell table:style-name="ce89" table:number-columns-repeated="6"/>
          <table:table-cell table:style-name="ce89" office:value-type="string" calcext:value-type="string">
            <text:p>1</text:p>
          </table:table-cell>
          <table:table-cell table:style-name="ce89" table:number-columns-repeated="10"/>
          <table:table-cell table:style-name="ce89" office:value-type="string" calcext:value-type="string">
            <text:p>0,1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Бязь х/б ГОСТ 29298-9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6"/>
          <table:table-cell table:style-name="ce89" office:value-type="string" calcext:value-type="string">
            <text:p>м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0"/>
          <table:table-cell table:style-name="ce89" office:value-type="string" calcext:value-type="string">
            <text:p>0,1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Щетка зубная ГОСТ 6388-91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6"/>
          <table:table-cell table:style-name="ce89" office:value-type="string" calcext:value-type="string">
            <text:p>1</text:p>
          </table:table-cell>
          <table:table-cell table:style-name="ce89" table:number-columns-repeated="4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исть КФХК №10 ОСТ 7.888-81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6"/>
          <table:table-cell table:style-name="ce89" office:value-type="string" calcext:value-type="string">
            <text:p>1</text:p>
          </table:table-cell>
          <table:table-cell table:style-name="ce89" table:number-columns-repeated="4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ерчатки резиновые К20Щ20ПМ тип 2 размер 7,8 ТУ 38.308-5-59-9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пар</text:p>
          </table:table-cell>
          <table:table-cell table:style-name="ce89" table:number-columns-repeated="6"/>
          <table:table-cell table:style-name="ce89" office:value-type="string" calcext:value-type="string">
            <text:p>1</text:p>
          </table:table-cell>
          <table:table-cell table:style-name="ce89" table:number-columns-repeated="4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60</text:p>
          </table:table-cell>
          <table:table-cell table:style-name="ce89" table:number-columns-repeated="4"/>
          <table:table-cell table:style-name="ce89" office:value-type="string" calcext:value-type="string">
            <text:p>Сборочно-монтажная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60188.00012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тол монтажный СМ-4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одуль с операции 005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онденсаторы С4, С9, С2, резонаторы кварцевые ZQ1, ZQ2, микросхемы DA1, DA2,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элемент литиевый GB1 с операции 0030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4"/>
          <table:table-cell table:style-name="ce93" office:value-type="string" calcext:value-type="string">
            <text:p>шт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5"/>
          <table:table-cell table:style-name="ce93" office:value-type="string" calcext:value-type="string">
            <text:p>8</text:p>
          </table:table-cell>
          <table:table-cell table:style-name="ce93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Лепесток 2-0,8-2,5-9-Л63-07 ГОСТ 16840-78 с операции 0010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4"/>
          <table:table-cell table:style-name="ce93" office:value-type="string" calcext:value-type="string">
            <text:p>шт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5"/>
          <table:table-cell table:style-name="ce93" office:value-type="string" calcext:value-type="string">
            <text:p>16</text:p>
          </table:table-cell>
          <table:table-cell table:style-name="ce93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Шайба 4,2-10,0-0,5 ОСТ 110566-72 с операции 0010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4"/>
          <table:table-cell table:style-name="ce93" office:value-type="string" calcext:value-type="string">
            <text:p>шт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Прокладка с операции 0010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4"/>
          <table:table-cell table:style-name="ce93" office:value-type="string" calcext:value-type="string">
            <text:p>шт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5"/>
          <table:table-cell table:style-name="ce93" office:value-type="string" calcext:value-type="string">
            <text:p>4</text:p>
          </table:table-cell>
          <table:table-cell table:style-name="ce93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Припой ПОС-61 ГОСТ 21931-76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4"/>
          <table:table-cell table:style-name="ce93" office:value-type="string" calcext:value-type="string">
            <text:p>кг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12"/>
          <table:table-cell table:style-name="ce93" office:value-type="string" calcext:value-type="string">
            <text:p>0,04</text:p>
          </table:table-cell>
          <table:table-cell table:style-name="ce93" table:number-columns-repeated="5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Флюс ФКСn ОСТ 4Г0.033.200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4"/>
          <table:table-cell table:style-name="ce93" office:value-type="string" calcext:value-type="string">
            <text:p>кг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12"/>
          <table:table-cell table:style-name="ce93" office:value-type="string" calcext:value-type="string">
            <text:p>0,02</text:p>
          </table:table-cell>
          <table:table-cell table:style-name="ce93" table:number-columns-repeated="5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office:value-type="string" calcext:value-type="string">
            <text:p>Клей ВК-9 ОСТ 180215-84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35"/>
          <table:table-cell table:style-name="ce93" office:value-type="string" calcext:value-type="string">
            <text:p>кг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12"/>
          <table:table-cell table:style-name="ce93" office:value-type="string" calcext:value-type="string">
            <text:p>0,01</text:p>
          </table:table-cell>
          <table:table-cell table:style-name="ce93" table:number-columns-repeated="5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office:value-type="string" calcext:value-type="string">
            <text:p>Кисть №2-3 КФХК №6 ОСТ 7.888-81</text:p>
          </table:table-cell>
          <table:table-cell table:style-name="ce89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Кисть КФХК №6 ОСТ 7.888-81</text:p>
          </table:table-cell>
          <table:table-cell table:style-name="ce89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Электропаяльник ПЭТ-50 ГОСТ 7219-83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Терморегулятор РТП-2М ТУ1-01-194-79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одставка для плат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одставка под паяльник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Тара под флюс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инцет 7814-0001 МН 500-6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усачки боковые ГОСТ 22308-77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Браслет антистатический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Внимание!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Требования по защите от статического электричества по ОСТ 11.073.062-2001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Извлекать микросхему из тары следует пинцетом без насечек за корпус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1. Температура пайки припоем ПОС61 (270 <text:span text:style-name="T1">± 5) °С</text:span> 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office:value-type="string" calcext:value-type="string">
            <text:p>2. Время пайки не более трех секунд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office:value-type="string" calcext:value-type="string">
            <text:p>3. Температура сушки обезжиренных элементов (18-25) <text:span text:style-name="T1">°С</text:span>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office:value-type="string" calcext:value-type="string">
            <text:p>4. Время сушки обезжиренных элементов 15-20 минут</text:p>
          </table:table-cell>
          <table:table-cell table:style-name="ce89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1. Извлечь плату поз.1 из тары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2. Установить плату поз.1 на подставку для плат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3. Извлечь шайбу 4,2-10,0-0,5 поз.13 из тары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4. Установить шайбу 4,2-10,0-0,5 поз.13 на плату поз.1 на клей ВК-9 согласно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борочного чертежа АПИВ.408835.004 СБ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5. Проверить правильность установки внешним осмотром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6. Извлечь прокладку поз.4 из тары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7. Установить прокладку поз.4 на плату поз.1 на клей ВК-9 согласно сборочного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чертежа АПИВ.408835.004 СБ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8. Проверить правильность установки внешним осмотром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9. Повторить переходы 6-8 для прокладок (3шт.) поз.4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10. Извлечь резонатор кварцевый ZQ1 поз.58 из тары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11. Установить резонатор кварцевый поз.58 на прокладку поз.4 на клей ВК-9 согласно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сборочного чертежа АПИВ.408835.004 СБ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12. Проверить правильность установки внешним осмотром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13. Флюсовать места паек флюсом ФКСn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14. Паять выводы припоем ПОС-61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15. Повторить переходы 10-14 последовательно для резонатора кварцевого ZQ2 поз.58,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онденсаторов C4 поз.25, C9 поз.26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office:value-type="string" calcext:value-type="string">
            <text:p>16. Извлечь конденсатор C2 поз.27 из тары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office:value-type="string" calcext:value-type="string">
            <text:p>17. Установить конденсатор С2 поз.27 на шайбу 4,2-10,0-0,5 поз.13 на клей ВК-9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office:value-type="string" calcext:value-type="string">
            <text:p>согласно сборочного чертежа АПИВ.408835.004 СБ</text:p>
          </table:table-cell>
          <table:table-cell table:style-name="ce89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18. Проверить правильность установки внешним осмотром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19. Флюсовать места паек флюсом ФКСn</text:p>
          </table:table-cell>
          <table:table-cell table:style-name="ce89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20. Паять выводы припоем ПОС-61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21. Извлечь микросхему DA1 поз.32 из тары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22. Установить микросхему DA1 поз.32 на плату поз.1 согласно сборочного чертежа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АПИВ.408835.004 СБ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23. Проверить правильность установки внешним осмотром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24. Флюсовать места паек флюсом ФКСn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25. Паять выводы припоем ПОС-61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26. Установить последовательно микросхему DA2 поз.31, элемент литиевый GB1 поз.63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на плату поз.1, выполняя действия, описанные в переходах 21-2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27. Извлечь лепесток 2-0,8-2,5-9-Л63-0,7 поз.14 из тары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28. Установить лепесток 2-0,8-2,5-9-Л63-0,7 поз.14 на плату поз.1 согласно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сборочного чертежа АПИВ.408835.004 СБ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29. Флюсовать места паек влюсом ФКСn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30. Паять лепесток 2-0,8-2,5-9-Л63-0,7 поз.14 с двух сторон припоем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31. Повторить переходы 27-30 для остальных лепестков поз.14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65</text:p>
          </table:table-cell>
          <table:table-cell table:style-name="ce89" table:number-columns-repeated="4"/>
          <table:table-cell table:style-name="ce89" office:value-type="string" calcext:value-type="string">
            <text:p>Промывка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01288.00023 ТТП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Шкаф вытяжной 2Ш-НЖ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одуль с операции 006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пирт этиловый ГОСТ Р 51652-200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6"/>
          <table:table-cell table:style-name="ce89" office:value-type="string" calcext:value-type="string">
            <text:p>л</text:p>
          </table:table-cell>
          <table:table-cell table:style-name="ce89" table:number-columns-repeated="4"/>
          <table:table-cell table:style-name="ce89" office:value-type="string" calcext:value-type="string">
            <text:p>1</text:p>
          </table:table-cell>
          <table:table-cell table:style-name="ce89" table:number-columns-repeated="11"/>
          <table:table-cell table:style-name="ce89" office:value-type="string" calcext:value-type="string">
            <text:p>0,05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Нефрас С50/70 ГОСТ 8505-8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кг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1"/>
          <table:table-cell table:style-name="ce89" office:value-type="string" calcext:value-type="string">
            <text:p>0,1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Бязь х/б ГОСТ 29298-9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6"/>
          <table:table-cell table:style-name="ce89" office:value-type="string" calcext:value-type="string">
            <text:p>м</text:p>
          </table:table-cell>
          <table:table-cell table:style-name="ce89" table:number-columns-repeated="4"/>
          <table:table-cell table:style-name="ce89" office:value-type="string" calcext:value-type="string">
            <text:p>1</text:p>
          </table:table-cell>
          <table:table-cell table:style-name="ce89" table:number-columns-repeated="11"/>
          <table:table-cell table:style-name="ce89" office:value-type="string" calcext:value-type="string">
            <text:p>0,1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Щетка зубная ГОСТ 6388-91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исть КФХК №10 ОСТ 7.888-81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ерчатки резиновые К20Щ20ПМ тип 2 размер 7,8 ТУ 38.308-5-59-9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пар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70</text:p>
          </table:table-cell>
          <table:table-cell table:style-name="ce89" table:number-columns-repeated="4"/>
          <table:table-cell table:style-name="ce89" office:value-type="string" calcext:value-type="string">
            <text:p>Сборочная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60188.00014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тол монтажный СМ-4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одуль с операции 006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Индикатор матричный А1 с операции 001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Винт 2,5-12-Ц ОСТ 131528-80 с операции 001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4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Втулка 2,8-5-4 ОСТ 112154-75 с операции 001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4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Гайка 2,5Ц ОСТ 133033-80 с операции 001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4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Шайба 0,5-2,5-6-Ц ОСТ 134505-80 с операции 001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8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Отвертка 7810-0935 ГОСТ 17199-88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office:value-type="string" calcext:value-type="string">
            <text:p>Пинцет 7814-0001 МН 500-60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1. Извлечь плату поз.1 из тары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2. Установить плату поз.1 на подставку для плат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3. Извлечь из тары винты поз.9, втулку поз.10, гайки поз.11, шайбы поз.12, индикатор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А1 поз.18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4. Установить в отверстия индикатора А1 поз.18 с его внешней стороны шайбы поз.12,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винты поз.9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5. Надеть на винты поз.9 с внешней стороны индикатора А1 поз.18 втулки поз.1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6. Установить индикатор А1 поз.18 на плату поз.1 согласно сборочного чертежа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АПИВ.408835.004 СБ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7. Крепить индикатор в сборе шайбами поз.12, гайками поз.11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8. Проверить правильность установки внешним осмотром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75</text:p>
          </table:table-cell>
          <table:table-cell table:style-name="ce89" table:number-columns-repeated="4"/>
          <table:table-cell table:style-name="ce89" office:value-type="string" calcext:value-type="string">
            <text:p>Контроль внешнего вида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60188.00015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тол монтажный СМ-4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одуль с операции 007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рипой ПОС 61 ГОСТ 21931-76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кг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1"/>
          <table:table-cell table:style-name="ce89" office:value-type="string" calcext:value-type="string">
            <text:p>0,06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Флюс ФКСn ОСТ 4Г0.033.20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кг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1"/>
          <table:table-cell table:style-name="ce89" office:value-type="string" calcext:value-type="string">
            <text:p>0,03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Лупа ЛП 1-4х ГОСТ 25706-83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Пинцет 7814-0001 МН 500-60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Микроскоп МБС-9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Электропаяльник ПЭТ-50 ГОСТ 7219-83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office:value-type="string" calcext:value-type="string">
            <text:p>Терморегулятор РТП-2М ТУ1-01-194-79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office:value-type="string" calcext:value-type="string">
            <text:p>Подставка для плат</text:p>
          </table:table-cell>
          <table:table-cell table:style-name="ce89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80</text:p>
          </table:table-cell>
          <table:table-cell table:style-name="ce89" table:number-columns-repeated="4"/>
          <table:table-cell table:style-name="ce89" office:value-type="string" calcext:value-type="string">
            <text:p>Программирование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60100.00016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тол монтажный СМ-4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одуль с операции 007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Программатор MSP-PRG-430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85</text:p>
          </table:table-cell>
          <table:table-cell table:style-name="ce89" table:number-columns-repeated="4"/>
          <table:table-cell table:style-name="ce89" office:value-type="string" calcext:value-type="string">
            <text:p>Сборочно-монтажная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60188.00014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тол монтажный СМ-4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одуль с операции 008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еремычки К1...К4 с операции 000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4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рипой ПОС 61 ГОСТ 21931-76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кг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1"/>
          <table:table-cell table:style-name="ce89" office:value-type="string" calcext:value-type="string">
            <text:p>0,01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Флюс ФКСn ОСТ 4Г0.033.20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кг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1"/>
          <table:table-cell table:style-name="ce89" office:value-type="string" calcext:value-type="string">
            <text:p>0,01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Кисть №2-3 КФХК №6 ОСТ 7.888-81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Электропаяльник ПЭТ-50 ГОСТ 7219-83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Default"/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Терморегулятор РТП-2М ТУ1-01-194-79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Default"/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Подставка для плат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Default" table:number-columns-repeated="2"/>
          <table:table-cell table:style-name="ce89" table:number-columns-repeated="58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Подставка под паяльник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Default" table:number-columns-repeated="2"/>
          <table:table-cell table:style-name="ce89" table:number-columns-repeated="59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инцет 7814-0001 МН 500-60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Default"/>
          <table:table-cell table:style-name="ce89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Кусачки боковые ГОСТ 22308-77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93"/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9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Тара под флюс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Браслет антистатический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Внимание!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Требования по защите от статического электричества по ОСТ 11.073.062-2001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1. Извлечь перемычку К1 поз.65 из тары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2. Вставить конец перемычки К1 поз.65 в отверстие согласно сборочного чертежа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АПИВ.408835.004 СБ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3. Флюсовать места паек флюсом ФКСn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4. Паять перемычку К1 поз.65 к плате поз.1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5. Вставить второй конец перемычки К1 поз.65 в отверстие согласно сборочного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чертежа АПИВ.408835.004 СБ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6. Флюсовать места паек флюсом ФКСn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7. Паять перемычку К1 поз.65 к плате поз.1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8. Повторить переходы 1-7 для перемычек К2-К4 поз.6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90</text:p>
          </table:table-cell>
          <table:table-cell table:style-name="ce89" table:number-columns-repeated="4"/>
          <table:table-cell table:style-name="ce89" office:value-type="string" calcext:value-type="string">
            <text:p>Лакирование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01270.00018 ТТП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тол монтажный СМ-3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одуль с операции 008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Лак УР-231, бесцветный, способ К2, ОСТ 180365-8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кг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1"/>
          <table:table-cell table:style-name="ce89" office:value-type="string" calcext:value-type="string">
            <text:p>0,1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Бязь х/б ГОСТ 29298-9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м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1"/>
          <table:table-cell table:style-name="ce89" office:value-type="string" calcext:value-type="string">
            <text:p>0,1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Кисть КФХК №2 ОСТ 7.888-81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4"/>
          <table:table-cell table:style-name="ce93" office:value-type="string" calcext:value-type="string">
            <text:p>шт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Внимание!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Предохранить от лака контактные отверстия Х4, контактные площадки Х2,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лепестки поз.14 и индикатор поз.18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ушить при температуре (18-35) <text:span text:style-name="T1">°С в течение (9-12) часов каждый слой</text:span>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95</text:p>
          </table:table-cell>
          <table:table-cell table:style-name="ce89" table:number-columns-repeated="4"/>
          <table:table-cell table:style-name="ce89" office:value-type="string" calcext:value-type="string">
            <text:p>Контроль БЦК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60103.00019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тол монтажный СМ-3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одуль с операции 009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4"/>
          <table:table-cell table:style-name="ce89" office:value-type="string" calcext:value-type="string">
            <text:p>шт</text:p>
          </table:table-cell>
          <table:table-cell table:style-name="ce89" table:number-columns-repeated="6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Штангенциркуль ШЦ 1-125-0,1 ГОСТ 166-89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Электропаяльник ПЭТ-50 ГОСТ 7219-83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Терморегулятор РТП-2М ТУ1-01-194-79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Подставка для плат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Подставка под паяльник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Тара цеховая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office:value-type="string" calcext:value-type="string">
            <text:p>Технологический вычислитель ТВ-11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office:value-type="string" calcext:value-type="string">
            <text:p>Преобразователь интерфейслов</text:p>
          </table:table-cell>
          <table:table-cell table:style-name="ce89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роверить модуль процессора в соответствии с инструкцией по проверке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100</text:p>
          </table:table-cell>
          <table:table-cell table:style-name="ce89" table:number-columns-repeated="4"/>
          <table:table-cell table:style-name="ce89" office:value-type="string" calcext:value-type="string">
            <text:p>Контроль ОТК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60103.00020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тол монтажный СМ-3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одуль с операции 009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5" table:number-rows-repeated="10473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Дополнительный лист" table:style-name="ta2">
        <table:table-column table:style-name="co1" table:default-cell-style-name="ce185"/>
        <table:table-column table:style-name="co2" table:number-columns-repeated="4" table:default-cell-style-name="ce185"/>
        <table:table-column table:style-name="co3" table:number-columns-repeated="72" table:default-cell-style-name="ce185"/>
        <table:table-column table:style-name="co3" table:visibility="collapse" table:number-columns-repeated="33" table:default-cell-style-name="ce185"/>
        <table:table-column table:style-name="co4" table:visibility="collapse" table:number-columns-repeated="101" table:default-cell-style-name="ce185"/>
        <table:table-column table:style-name="co5" table:visibility="collapse" table:number-columns-repeated="46" table:default-cell-style-name="ce185"/>
        <table:table-column table:style-name="co5" table:visibility="collapse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AREA11_" table:base-cell-address="$МОКВ.$A$1" table:cell-range-address="$МОКВ.$K$21:.$BW$41"/>
        <table:named-range table:name="AREA12_" table:base-cell-address="$МОКВ.$A$1" table:cell-range-address="$МОКВ.$K$60:.$BW$86"/>
        <table:named-range table:name="AREATIP1_" table:base-cell-address="$МОКВ.$A$1" table:cell-range-address="$МОКВ.$F$21:.$J$41"/>
        <table:named-range table:name="AREATIP2_" table:base-cell-address="$МОКВ.$A$1" table:cell-range-address="$МОКВ.$F$60:.$J$86"/>
        <table:named-range table:name="classjob" table:base-cell-address="$МОКВ.$A$1" table:cell-range-address="$МОКВ.$U$24"/>
        <table:named-range table:name="CM" table:base-cell-address="$МОКВ.$A$1" table:cell-range-address="$МОКВ.$K$24"/>
        <table:named-range table:name="COPYAREA1_" table:base-cell-address="$МОКВ.$A$1" table:cell-range-address="$МОКВ.$A$1:.$AMJ$47"/>
        <table:named-range table:name="COPYAREA2_" table:base-cell-address="$МОКВ.$A$1" table:cell-range-address="$МОКВ.$A$48:.$AMJ$88"/>
        <table:named-range table:name="eb_m" table:base-cell-address="$МОКВ.$A$1" table:cell-range-address="$МОКВ.$AS$26"/>
        <table:named-range table:name="EH" table:base-cell-address="$МОКВ.$A$1" table:cell-range-address="$МОКВ.$AN$24"/>
        <table:named-range table:name="eh_m" table:base-cell-address="$МОКВ.$A$1" table:cell-range-address="$МОКВ.$AX$26"/>
        <table:named-range table:name="Equipment1" table:base-cell-address="$МОКВ.$A$1" table:cell-range-address="$МОКВ.$K$23"/>
        <table:named-range table:name="GostMater1" table:base-cell-address="$МОКВ.$A$1" table:cell-range-address="$МОКВ.$IV$2"/>
        <table:named-range table:name="GostZagot1" table:base-cell-address="$МОКВ.$A$1" table:cell-range-address="$МОКВ.$IV$5"/>
        <table:named-range table:name="IndexOper" table:base-cell-address="$МОКВ.$A$1" table:cell-range-address="$МОКВ.$Z$21"/>
        <table:named-range table:name="KD1" table:base-cell-address="$МОКВ.$A$1" table:cell-range-address="$МОКВ.$AS$15"/>
        <table:named-range table:name="KIM1" table:base-cell-address="$МОКВ.$A$1" table:cell-range-address="$МОКВ.$AY$12"/>
        <table:named-range table:name="ki_m" table:base-cell-address="$МОКВ.$A$1" table:cell-range-address="$МОКВ.$BC$26"/>
        <table:named-range table:name="KodMater1" table:base-cell-address="$МОКВ.$A$1" table:cell-range-address="$МОКВ.$K$12"/>
        <table:named-range table:name="KodOper" table:base-cell-address="$МОКВ.$A$1" table:cell-range-address="$МОКВ.$AE$21"/>
        <table:named-range table:name="koid" table:base-cell-address="$МОКВ.$A$1" table:cell-range-address="$МОКВ.$AI$24"/>
        <table:named-range table:name="kr" table:base-cell-address="$МОКВ.$A$1" table:cell-range-address="$МОКВ.$AE$24"/>
        <table:named-range table:name="ListNo1" table:base-cell-address="$МОКВ.$A$1" table:cell-range-address="$МОКВ.$BT$2"/>
        <table:named-range table:name="ListNo2" table:base-cell-address="$МОКВ.$A$1" table:cell-range-address="$МОКВ.$BT$49"/>
        <table:named-range table:name="MAINSIZE1" table:base-cell-address="$МОКВ.$A$1" table:cell-range-address="$МОКВ.$IV$4"/>
        <table:named-range table:name="MarkaMater1" table:base-cell-address="$МОКВ.$A$1" table:cell-range-address="$МОКВ.$IV$1"/>
        <table:named-range table:name="MassaDet1" table:base-cell-address="$МОКВ.$A$1" table:cell-range-address="$МОКВ.$AB$12"/>
        <table:named-range table:name="MassaZagot1" table:base-cell-address="$МОКВ.$A$1" table:cell-range-address="$МОКВ.$AY$15"/>
        <table:named-range table:name="NameDet1" table:base-cell-address="$МОКВ.$A$1" table:cell-range-address="$МОКВ.$K$7"/>
        <table:named-range table:name="NameOper" table:base-cell-address="$МОКВ.$A$1" table:cell-range-address="$МОКВ.$AK$21"/>
        <table:named-range table:name="namepred" table:base-cell-address="$МОКВ.$A$1" table:cell-range-address="$МОКВ.$F$4"/>
        <table:named-range table:name="Norma1" table:base-cell-address="$МОКВ.$A$1" table:cell-range-address="$МОКВ.$AO$12"/>
        <table:named-range table:name="normam" table:base-cell-address="$МОКВ.$A$1" table:cell-range-address="$МОКВ.$BJ$26"/>
        <table:named-range table:name="NumBox" table:base-cell-address="$МОКВ.$A$1" table:cell-range-address="$МОКВ.$K$21"/>
        <table:named-range table:name="NumYch" table:base-cell-address="$МОКВ.$A$1" table:cell-range-address="$МОКВ.$O$21"/>
        <table:named-range table:name="ObozDetal1" table:base-cell-address="$МОКВ.$A$1" table:cell-range-address="$МОКВ.$S$4"/>
        <table:named-range table:name="ObozDetal2" table:base-cell-address="$МОКВ.$A$1" table:cell-range-address="$МОКВ.$AI$51"/>
        <table:named-range table:name="ObozDok" table:base-cell-address="$МОКВ.$A$1" table:cell-range-address="$МОКВ.$K$22"/>
        <table:named-range table:name="ObozIzd1" table:base-cell-address="$МОКВ.$A$1" table:cell-range-address="$МОКВ.$AP$4"/>
        <table:named-range table:name="ObozKarta1" table:base-cell-address="$МОКВ.$A$1" table:cell-range-address="$МОКВ.$BF$4"/>
        <table:named-range table:name="ObozKarta2" table:base-cell-address="$МОКВ.$A$1" table:cell-range-address="$МОКВ.$BF$51"/>
        <table:named-range table:name="ObozTD1" table:base-cell-address="$МОКВ.$A$1" table:cell-range-address="$МОКВ.$AT$2"/>
        <table:named-range table:name="ObozTD2" table:base-cell-address="$МОКВ.$A$1" table:cell-range-address="$МОКВ.$AZ$49"/>
        <table:named-range table:name="ObozUzlMat" table:base-cell-address="$МОКВ.$A$1" table:cell-range-address="$МОКВ.$K$26"/>
        <table:named-range table:name="op" table:base-cell-address="$МОКВ.$A$1" table:cell-range-address="$МОКВ.$AS$24"/>
        <table:named-range table:name="oppm" table:base-cell-address="$МОКВ.$A$1" table:cell-range-address="$МОКВ.$AN$26"/>
        <table:named-range table:name="prof" table:base-cell-address="$МОКВ.$A$1" table:cell-range-address="$МОКВ.$O$24"/>
        <table:named-range table:name="sizezagot1" table:base-cell-address="$МОКВ.$A$1" table:cell-range-address="$МОКВ.$X$15"/>
        <table:named-range table:name="SkvNo1" table:base-cell-address="$МОКВ.$A$1" table:cell-range-address="$МОКВ.$BL$2"/>
        <table:named-range table:name="SkvNo2" table:base-cell-address="$МОКВ.$A$1" table:cell-range-address="$МОКВ.$BP$49"/>
        <table:named-range table:name="SORTAMENT1" table:base-cell-address="$МОКВ.$A$1" table:cell-range-address="$МОКВ.$IV$3"/>
        <table:named-range table:name="texnolog1" table:base-cell-address="$МОКВ.$A$1" table:cell-range-address="$МОКВ.$AV$42"/>
        <table:named-range table:name="Timepz" table:base-cell-address="$МОКВ.$A$1" table:cell-range-address="$МОКВ.$BC$24"/>
        <table:named-range table:name="timesht" table:base-cell-address="$МОКВ.$A$1" table:cell-range-address="$МОКВ.$BJ$24"/>
        <table:named-range table:name="TotalPages" table:base-cell-address="$МОКВ.$A$1" table:cell-range-address="$МОКВ.$BP$2"/>
        <table:named-range table:name="UzlMat" table:base-cell-address="$МОКВ.$A$1" table:cell-range-address="$МОКВ.$K$25"/>
        <table:named-range table:name="yt" table:base-cell-address="$МОКВ.$A$1" table:cell-range-address="$МОКВ.$Z$24"/>
        <table:named-range table:name="Zagot1" table:base-cell-address="$МОКВ.$A$1" table:cell-range-address="$МОКВ.$K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T-FLEX Type B1" svg:font-family="'T-FLEX Type B'" style:font-adornments="Normal"/>
    <style:font-face style:name="T-FLEX Type B" svg:font-family="'T-FLEX Type B'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р.</number:text>
    </number:number-style>
    <number:number-style style:name="N123">
      <number:text>-</number:text>
      <number:number number:decimal-places="0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р.</number:text>
    </number:number-style>
    <number:number-style style:name="N126">
      <number:text>-</number:text>
      <number:number number:decimal-places="2" number:min-integer-digits="1" number:grouping="true"/>
      <number:text>р.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р.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5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5P2" style:volatile="true">
      <loext:fill-character> </loext:fill-character>
      <number:text>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0" number:min-integer-digits="1" number:grouping="true"/>
      <number:text>р.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39P2" style:volatile="true">
      <loext:fill-character> </loext:fill-character>
      <number:text>-р.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4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fill-character> </loext:fill-character>
      <number:number number:decimal-places="2" number:min-integer-digits="1" number:grouping="true"/>
      <number:text>р.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47P2" style:volatile="true">
      <loext:fill-character> </loext:fill-character>
      <number:text>-</number:text>
      <number:number number:decimal-places="0" number:min-integer-digits="0"/>
      <number:text>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style:style style:name="Default" style:family="table-cell">
      <style:table-cell-properties fo:padding="0.028in" style:rotation-align="none"/>
      <style:text-properties style:font-name="Arial Cyr" fo:font-family="'Arial Cyr'" style:font-name-asian="Microsoft YaHei" style:font-family-asian="'Microsoft YaHei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first-page-number="continue" style:scale-to="95%" style:table-centering="both" style:writing-mode="lr-tb"/>
      <style:header-style>
        <style:header-footer-properties fo:min-height="0.2953in" fo:margin-left="0.5516in" fo:margin-right="0.5516in" fo:margin-bottom="0in"/>
      </style:header-style>
      <style:footer-style>
        <style:header-footer-properties fo:min-height="0.2953in" fo:margin-left="0.5516in" fo:margin-right="0.5516in" fo:margin-top="0in"/>
      </style:footer-style>
    </style:page-layout>
    <style:page-layout style:name="Mpm4">
      <style:page-layout-properties style:num-format="1" style:print-orientation="portrait" fo:margin-top="0.1965in" fo:margin-bottom="0.1965in" fo:margin-left="0.1965in" fo:margin-right="0.1965in" style:first-page-number="continue" style:scale-to="99%" style:table-centering="both" style:writing-mode="lr-tb"/>
      <style:header-style>
        <style:header-footer-properties fo:min-height="0.2953in" fo:margin-left="0.5516in" fo:margin-right="0.5516in" fo:margin-bottom="0in"/>
      </style:header-style>
      <style:footer-style>
        <style:header-footer-properties fo:min-height="0.2953in" fo:margin-left="0.5516in" fo:margin-right="0.5516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/00/0000</text:date>, <text:time style:data-style-name="N2" text:time-value="0000-00-00T15:55:58.00199413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МОКВ" style:display-name="PageStyle_МОК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Дополнительный_20_лист" style:display-name="PageStyle_Дополнительный лист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c_39</meta:initial-creator>
    <meta:creation-date>2001-06-18T06:33:42</meta:creation-date>
    <dc:date>2014-05-17T21:33:00.239326615</dc:date>
    <meta:print-date>2002-09-18T08:38:28</meta:print-date>
    <meta:generator>LibreOffice/4.1.4.2$Linux_X86_64 LibreOffice_project/410m0$Build-2</meta:generator>
    <meta:editing-duration>PT7H38M34S</meta:editing-duration>
    <meta:editing-cycles>65</meta:editing-cycles>
    <meta:document-statistic meta:table-count="2" meta:cell-count="2717" meta:object-count="0"/>
  </office:meta>
</office:document-meta>
</file>